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6f400" officeooo:paragraph-rsid="0056f400" style:font-size-asian="21pt" style:font-weight-asian="bold" style:font-size-complex="21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56f400" officeooo:paragraph-rsid="0056f4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officeooo:rsid="0053d433" officeooo:paragraph-rsid="0053d433" style:font-size-asian="21pt" style:font-size-complex="21pt"/>
    </style:style>
    <style:style style:name="P20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53d433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6f400" style:font-size-asian="14pt" style:font-weight-asian="bold" style:font-size-complex="21pt"/>
    </style:style>
    <style:style style:name="P22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Standard" style:list-style-name="Numbering_20_12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21pt" officeooo:rsid="0053d433" officeooo:paragraph-rsid="006fb2b2" style:font-size-asian="21pt" style:font-size-complex="21pt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1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2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32a530"/>
    </style:style>
    <style:style style:name="T2" style:family="text">
      <style:text-properties officeooo:rsid="004bfe69"/>
    </style:style>
    <style:style style:name="T3" style:family="text">
      <style:text-properties officeooo:rsid="006fb2b2"/>
    </style:style>
    <style:style style:name="T4" style:family="text">
      <style:text-properties fo:letter-spacing="0.0008in" fo:language="ru" fo:country="RU" fo:font-style="normal" officeooo:rsid="00645043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5" style:family="text">
      <style:text-properties fo:language="ru" fo:country="RU" fo:font-style="normal" fo:font-weight="bold" officeooo:rsid="005bf2e3" style:font-size-asian="14pt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6" style:family="text">
      <style:text-properties fo:language="ru" fo:country="RU" fo:font-style="normal" officeooo:rsid="0056f400" style:font-style-asian="normal" style:font-style-complex="normal"/>
    </style:style>
    <style:style style:name="T7" style:family="text">
      <style:text-properties fo:language="ru" fo:country="RU" fo:font-style="normal" fo:font-weight="bold" officeooo:rsid="005bf2e3" style:font-size-asian="14pt" style:font-style-asian="normal" style:font-weight-asian="bold" style:font-style-complex="normal"/>
    </style:style>
    <style:style style:name="T8" style:family="text">
      <style:text-properties fo:language="ru" fo:country="RU" fo:font-style="normal" fo:font-weight="bold" officeooo:rsid="006fb2b2" style:font-size-asian="14pt" style:font-style-asian="normal" style:font-weight-asian="bold" style:font-style-complex="normal"/>
    </style:style>
    <style:style style:name="T9" style:family="text">
      <style:text-properties fo:language="ru" fo:country="RU" fo:font-style="normal" fo:font-weight="bold" officeooo:rsid="0070a135" style:font-size-asian="14pt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10" style:family="text">
      <style:text-properties fo:language="ru" fo:country="RU" fo:font-style="normal" officeooo:rsid="005bf2e3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bfe69" style:font-weight-asian="normal" style:font-weight-complex="normal"/>
    </style:style>
    <style:style style:name="T13" style:family="text">
      <style:text-properties fo:font-weight="normal" officeooo:rsid="0070a13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1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1">Выполнил:</text:span></text:p>
      <text:p text:style-name="P9"><text:span text:style-name="T1"><text:s/>с</text:span>тудент <text:span text:style-name="T1">группы ИКПИ-</text:span><text:span text:style-name="T2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3">4</text:span> г.</text:p>
      <text:p text:style-name="P15"><text:soft-page-break/>1.1) Что такое система и ее определяющие признаки</text:p>
      <text:p text:style-name="P16">Система (от греч. systema – целое, составленное из частей, соединение) - совокупность взаимосвязанных элементов, объединенных в одно целое для достижения некоторой цели, определяемой назначением системы. Элементы обязательно взаимосвязаны, система имеет определенное назначение.</text:p>
      <text:p text:style-name="P17">1.2) Что такое жизненный цикл программного обеспечения</text:p>
      <text:p text:style-name="P18"><text:span text:style-name="T4">Жизненный цикл является моделью создания и использования программного обеспечения, отражающей его различные состояния, начиная с момента возникновения необходимости в программном средстве и заканчивая моментом его полного выхода из употребления у пользователей.</text:span></text:p>
      <text:p text:style-name="P19"><text:span text:style-name="T5">1.3) Какие основные стандарты ЖЦ (ПО)</text:span></text:p>
      <text:list text:style-name="List_20_1">
        <text:list-item>
          <text:p text:style-name="P20">Стандарт ISO/IEC 12207:1995 (Standard for Information Technology — Software Life Cycle Processes – «Процессы жизненного цикла ПО»);</text:p>
        </text:list-item>
        <text:list-item>
          <text:p text:style-name="P20">Стандарт ГОСТ Р ИСО/МЭК 12207-99;</text:p>
        </text:list-item>
        <text:list-item>
          <text:p text:style-name="P20">Стандарт ISO/IEC 15288:2002 «Системная инженерия – Процессы жизненного цикла систем»;</text:p>
        </text:list-item>
        <text:list-item>
          <text:p text:style-name="P20">Стандарт ГОСТ Р ИСО/МЭК 15288-2005;</text:p>
        </text:list-item>
        <text:list-item>
          <text:p text:style-name="P20">ГОСТ 19.102-77 «Стадии разработки программ и программной документации»;</text:p>
        </text:list-item>
        <text:list-item>
          <text:p text:style-name="P20">ГОСТ 34.601-90 «Автоматизированные системы. Стадии создания».</text:p>
        </text:list-item>
      </text:list>
      <text:p text:style-name="P21"><text:span text:style-name="T6">1.4) Перечислите основные группы процессов на которых базируется ЖЦ ПО в соответствии с ISO/IEC 12207:1995</text:span></text:p>
      <text:p text:style-name="P21"><text:span text:style-name="T6"/></text:p>
      <text:list xml:id="list122722792056009" text:continue-numbering="true" text:style-name="List_20_1">
        <text:list-item>
          <text:p text:style-name="P22"><text:soft-page-break/>Основные процессы ЖЦ ПО</text:p>
        </text:list-item>
      </text:list>
      <text:list text:style-name="Numbering_20_123">
        <text:list-item>
          <text:p text:style-name="P23">Приобретение</text:p>
        </text:list-item>
        <text:list-item>
          <text:p text:style-name="P23">Поставка</text:p>
        </text:list-item>
        <text:list-item>
          <text:p text:style-name="P23">Разработка</text:p>
        </text:list-item>
        <text:list-item>
          <text:p text:style-name="P23">Эксплуатация сопровождение</text:p>
        </text:list-item>
      </text:list>
      <text:list xml:id="list122721867648619" text:continue-list="list122722792056009" text:style-name="List_20_1">
        <text:list-item>
          <text:p text:style-name="P22">Вспомогательные процессы</text:p>
        </text:list-item>
      </text:list>
      <text:list text:style-name="L1">
        <text:list-item>
          <text:p text:style-name="P24">Документация</text:p>
        </text:list-item>
        <text:list-item>
          <text:p text:style-name="P24">Управление конфигурацией</text:p>
        </text:list-item>
      </text:list>
      <text:list xml:id="list122722843720451" text:continue-list="list122721867648619" text:style-name="List_20_1">
        <text:list-item>
          <text:p text:style-name="P22">Организационные процессы</text:p>
        </text:list-item>
      </text:list>
      <text:list text:style-name="L2">
        <text:list-item>
          <text:p text:style-name="P25">Управление проектами</text:p>
        </text:list-item>
        <text:list-item>
          <text:p text:style-name="P25">Создание инфраструктуры проекта</text:p>
        </text:list-item>
        <text:list-item>
          <text:p text:style-name="P25">Определение, оценка и улучшение самого ЖЦ</text:p>
        </text:list-item>
        <text:list-item>
          <text:p text:style-name="P25">Обучение</text:p>
        </text:list-item>
      </text:list>
      <text:p text:style-name="P26"><text:span text:style-name="T7">1.</text:span><text:span text:style-name="T8">5</text:span><text:span text:style-name="T7">) Перечислите основные этапы работ в соответствии с ГОСТ 19.102-77</text:span></text:p>
      <text:list text:continue-list="list122722843720451" text:style-name="List_20_1">
        <text:list-item>
          <text:p text:style-name="P22">Техническое задание</text:p>
        </text:list-item>
        <text:list-item>
          <text:p text:style-name="P22">Эскизный проект</text:p>
        </text:list-item>
        <text:list-item>
          <text:p text:style-name="P22">Технический проект</text:p>
        </text:list-item>
        <text:list-item>
          <text:p text:style-name="P22">Рабочий проект</text:p>
        </text:list-item>
        <text:list-item>
          <text:p text:style-name="P22">Внедрение</text:p>
        </text:list-item>
      </text:list>
      <text:p text:style-name="P26"><text:span text:style-name="T9">2</text:span><text:span text:style-name="T5">) Определить сущность индивидуального программного проекта</text:span></text:p>
      <text:list text:continue-numbering="true" text:style-name="List_20_1">
        <text:list-header>
          <text:p text:style-name="P27">Имя: mik32_hal_rs</text:p>
          <text:p text:style-name="P27">Цель: предоставить безопасный интерфейс для разработки программ для микроконтроллера Mik32 Amur на языке программирования Rust</text:p>
          <text:p text:style-name="P27">Функциональные свойства:</text:p>
          <text:list>
            <text:list-item>
              <text:p text:style-name="P22">Настройка работы с выводами микроконтроллера</text:p>
            </text:list-item>
            <text:list-item>
              <text:p text:style-name="P22"><text:soft-page-break/>Настройка работы с внутренними ресурсами микроконтроллера (таймеры, прерывания и т. п.)</text:p>
            </text:list-item>
            <text:list-item>
              <text:p text:style-name="P22">Настройка работы с протоколами коммуникаций, поддерживаемых микроконтроллером</text:p>
            </text:list-item>
          </text:list>
        </text:list-header>
      </text:list>
      <text:p text:style-name="P26"><text:span text:style-name="T9">3</text:span><text:span text:style-name="T5">) Определить этапы и описать основные задачи, решаемые на каждом этапе при реализации индивидуального программного проекта (в соответствии с ГОСТ 19.102-77 «Стадии разработки программ и программной документации»)</text:span></text:p>
      <text:list xml:id="list122721104555720" text:continue-numbering="true" text:style-name="List_20_1">
        <text:list-item>
          <text:p text:style-name="P28"><text:span text:style-name="T10">Техническое задание</text:span></text:p>
        </text:list-item>
      </text:list>
      <text:list text:style-name="L3">
        <text:list-item>
          <text:p text:style-name="P29"><text:span text:style-name="T10">Обоснование необходимости разработки ПС</text:span></text:p>
        </text:list-item>
        <text:list-item>
          <text:p text:style-name="P29"><text:span text:style-name="T10">Научно-исследовательские работы</text:span></text:p>
        </text:list-item>
        <text:list-item>
          <text:p text:style-name="P29"><text:span text:style-name="T10">Разработка и утверждение технического задания</text:span></text:p>
        </text:list-item>
      </text:list>
      <text:list xml:id="list122721923673302" text:continue-list="list122721104555720" text:style-name="List_20_1">
        <text:list-item>
          <text:p text:style-name="P28"><text:span text:style-name="T10">Эскизный проект</text:span></text:p>
        </text:list-item>
      </text:list>
      <text:list text:style-name="L4">
        <text:list-item>
          <text:p text:style-name="P30"><text:span text:style-name="T10">Разработка эскизного проекта</text:span></text:p>
        </text:list-item>
        <text:list-item>
          <text:p text:style-name="P30"><text:span text:style-name="T10">Утверждение эскизного проекта</text:span></text:p>
        </text:list-item>
      </text:list>
      <text:list xml:id="list122721619671014" text:continue-list="list122721923673302" text:style-name="List_20_1">
        <text:list-item>
          <text:p text:style-name="P28"><text:span text:style-name="T10">Технический проект</text:span></text:p>
        </text:list-item>
      </text:list>
      <text:list text:style-name="L5">
        <text:list-item>
          <text:p text:style-name="P31"><text:span text:style-name="T10">Разработка технического проекта</text:span></text:p>
        </text:list-item>
        <text:list-item>
          <text:p text:style-name="P31"><text:span text:style-name="T10">Утверждение технического проекта</text:span></text:p>
        </text:list-item>
      </text:list>
      <text:list xml:id="list122722188146661" text:continue-list="list122721619671014" text:style-name="List_20_1">
        <text:list-item>
          <text:p text:style-name="P28"><text:span text:style-name="T10">Рабочий проект</text:span></text:p>
        </text:list-item>
      </text:list>
      <text:list text:style-name="L6">
        <text:list-item>
          <text:p text:style-name="P32"><text:span text:style-name="T10">Разработка программной системы</text:span></text:p>
        </text:list-item>
        <text:list-item>
          <text:p text:style-name="P32"><text:span text:style-name="T10">Разработка программной документации на ПС</text:span></text:p>
        </text:list-item>
        <text:list-item>
          <text:p text:style-name="P32"><text:span text:style-name="T10">Проведение испытаний ПС</text:span></text:p>
        </text:list-item>
      </text:list>
      <text:list text:continue-list="list122722188146661" text:style-name="List_20_1">
        <text:list-item>
          <text:p text:style-name="P28"><text:span text:style-name="T10">Внедрение</text:span></text:p>
        </text:list-item>
      </text:list>
      <text:list text:style-name="L7">
        <text:list-item>
          <text:p text:style-name="P33"><text:span text:style-name="T10">Подготовка и передача ПС</text:span></text:p>
          <text:p text:style-name="P33"><text:span text:style-name="T10"/></text:p>
        </text:list-item>
      </text:list>
      <text:p text:style-name="P34"><text:soft-page-break/>Выводы</text:p>
      <text:p text:style-name="P35"><text:span text:style-name="T11">В </text:span><text:span text:style-name="T12">ходе проведенной </text:span><text:span text:style-name="T13">практической</text:span><text:span text:style-name="T12"> работы я получил </text:span><text:span text:style-name="T13">знания об основных стандартах ЖЦ ПО, определил сущность индивидуального программного проекта, определил этапы и описал основные задачи, решаемые на каждом этапе при реализации индивидуального программного проек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12T12:27:20.790703230</dc:date>
    <meta:editing-cycles>69</meta:editing-cycles>
    <meta:editing-duration>P1DT16H10M53S</meta:editing-duration>
    <meta:generator>LibreOffice/24.8.2.1$Linux_X86_64 LibreOffice_project/480$Build-1</meta:generator>
    <meta:document-statistic meta:table-count="0" meta:image-count="0" meta:object-count="0" meta:page-count="5" meta:paragraph-count="72" meta:word-count="442" meta:character-count="3472" meta:non-whitespace-character-count="312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